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2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5.914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6.02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Sun Nov 29 23:06:03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205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2nnrep.csv</text:p>
          </table:table-cell>
        </table:table-row>
        <table:table-row table:style-name="ro1">
          <table:table-cell office:value-type="string">
            <text:p>Interaction mode: McEw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 table:number-columns-repeated="2"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-0.170085609">
            <text:p>-0.17</text:p>
          </table:table-cell>
          <table:table-cell office:value-type="float" office:value="19214112">
            <text:p>19214112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-0.215192318">
            <text:p>-0.22</text:p>
          </table:table-cell>
          <table:table-cell office:value-type="float" office:value="24309694">
            <text:p>24309694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-0.227726415">
            <text:p>-0.23</text:p>
          </table:table-cell>
          <table:table-cell office:value-type="float" office:value="25725638">
            <text:p>25725638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-0.436069429">
            <text:p>-0.44</text:p>
          </table:table-cell>
          <table:table-cell office:value-type="float" office:value="49261584">
            <text:p>49261584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-0.215313777">
            <text:p>-0.22</text:p>
          </table:table-cell>
          <table:table-cell office:value-type="float" office:value="24323416">
            <text:p>24323416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-0.217502177">
            <text:p>-0.22</text:p>
          </table:table-cell>
          <table:table-cell office:value-type="float" office:value="24570632">
            <text:p>24570632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-0.434237123">
            <text:p>-0.43</text:p>
          </table:table-cell>
          <table:table-cell office:value-type="float" office:value="49054592">
            <text:p>49054592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-0.217765957">
            <text:p>-0.22</text:p>
          </table:table-cell>
          <table:table-cell office:value-type="float" office:value="24600432">
            <text:p>24600432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-0.43460691">
            <text:p>-0.43</text:p>
          </table:table-cell>
          <table:table-cell office:value-type="float" office:value="49096370">
            <text:p>49096370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-0.434928119">
            <text:p>-0.43</text:p>
          </table:table-cell>
          <table:table-cell office:value-type="float" office:value="49132652">
            <text:p>49132652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-0.217322767">
            <text:p>-0.22</text:p>
          </table:table-cell>
          <table:table-cell office:value-type="float" office:value="24550366">
            <text:p>24550366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-0.217291892">
            <text:p>-0.22</text:p>
          </table:table-cell>
          <table:table-cell office:value-type="float" office:value="24546878">
            <text:p>24546878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-0.434679031">
            <text:p>-0.43</text:p>
          </table:table-cell>
          <table:table-cell office:value-type="float" office:value="49104516">
            <text:p>49104516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-0.434747308">
            <text:p>-0.43</text:p>
          </table:table-cell>
          <table:table-cell office:value-type="float" office:value="49112228">
            <text:p>49112228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-0.217273816">
            <text:p>-0.22</text:p>
          </table:table-cell>
          <table:table-cell office:value-type="float" office:value="24544836">
            <text:p>24544836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-0.434731334">
            <text:p>-0.43</text:p>
          </table:table-cell>
          <table:table-cell office:value-type="float" office:value="49110426">
            <text:p>49110426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-0.434616059">
            <text:p>-0.43</text:p>
          </table:table-cell>
          <table:table-cell office:value-type="float" office:value="49097400">
            <text:p>49097400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-0.43483302">
            <text:p>-0.43</text:p>
          </table:table-cell>
          <table:table-cell office:value-type="float" office:value="49121914">
            <text:p>49121914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-0.217236027">
            <text:p>-0.22</text:p>
          </table:table-cell>
          <table:table-cell office:value-type="float" office:value="24540566">
            <text:p>24540566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-0.652134657">
            <text:p>-0.65</text:p>
          </table:table-cell>
          <table:table-cell office:value-type="float" office:value="73669886">
            <text:p>73669886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-0.434840053">
            <text:p>-0.43</text:p>
          </table:table-cell>
          <table:table-cell office:value-type="float" office:value="49122704">
            <text:p>49122704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-0.434799463">
            <text:p>-0.43</text:p>
          </table:table-cell>
          <table:table-cell office:value-type="float" office:value="49118122">
            <text:p>49118122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-0.434521228">
            <text:p>-0.43</text:p>
          </table:table-cell>
          <table:table-cell office:value-type="float" office:value="49086690">
            <text:p>49086690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-0.434800744">
            <text:p>-0.43</text:p>
          </table:table-cell>
          <table:table-cell office:value-type="float" office:value="49118262">
            <text:p>49118262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-0.21730119">
            <text:p>-0.22</text:p>
          </table:table-cell>
          <table:table-cell office:value-type="float" office:value="24547928">
            <text:p>24547928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-0.434623212">
            <text:p>-0.43</text:p>
          </table:table-cell>
          <table:table-cell office:value-type="float" office:value="49098206">
            <text:p>49098206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-0.434677154">
            <text:p>-0.43</text:p>
          </table:table-cell>
          <table:table-cell office:value-type="float" office:value="49104302">
            <text:p>49104302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-0.217444971">
            <text:p>-0.22</text:p>
          </table:table-cell>
          <table:table-cell office:value-type="float" office:value="24564170">
            <text:p>24564170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-0.434435338">
            <text:p>-0.43</text:p>
          </table:table-cell>
          <table:table-cell office:value-type="float" office:value="49076982">
            <text:p>49076982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-0.434887767">
            <text:p>-0.43</text:p>
          </table:table-cell>
          <table:table-cell office:value-type="float" office:value="49128098">
            <text:p>49128098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-0.217421263">
            <text:p>-0.22</text:p>
          </table:table-cell>
          <table:table-cell office:value-type="float" office:value="24561492">
            <text:p>24561492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-0.434694648">
            <text:p>-0.43</text:p>
          </table:table-cell>
          <table:table-cell office:value-type="float" office:value="49106278">
            <text:p>49106278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-0.869758725">
            <text:p>-0.87</text:p>
          </table:table-cell>
          <table:table-cell office:value-type="float" office:value="98254292">
            <text:p>98254292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-0.434782684">
            <text:p>-0.43</text:p>
          </table:table-cell>
          <table:table-cell office:value-type="float" office:value="49116226">
            <text:p>49116226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-0.434750617">
            <text:p>-0.43</text:p>
          </table:table-cell>
          <table:table-cell office:value-type="float" office:value="49112598">
            <text:p>49112598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-0.217184693">
            <text:p>-0.22</text:p>
          </table:table-cell>
          <table:table-cell office:value-type="float" office:value="24534768">
            <text:p>24534768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-0.43465808">
            <text:p>-0.43</text:p>
          </table:table-cell>
          <table:table-cell office:value-type="float" office:value="49102148">
            <text:p>49102148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-0.217219979">
            <text:p>-0.22</text:p>
          </table:table-cell>
          <table:table-cell office:value-type="float" office:value="24538754">
            <text:p>24538754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-0.434707344">
            <text:p>-0.43</text:p>
          </table:table-cell>
          <table:table-cell office:value-type="float" office:value="49107710">
            <text:p>49107710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-0.434561104">
            <text:p>-0.43</text:p>
          </table:table-cell>
          <table:table-cell office:value-type="float" office:value="49091194">
            <text:p>49091194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-0.434632242">
            <text:p>-0.43</text:p>
          </table:table-cell>
          <table:table-cell office:value-type="float" office:value="49099228">
            <text:p>49099228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-0.434743792">
            <text:p>-0.43</text:p>
          </table:table-cell>
          <table:table-cell office:value-type="float" office:value="49111830">
            <text:p>49111830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-0.217342138">
            <text:p>-0.22</text:p>
          </table:table-cell>
          <table:table-cell office:value-type="float" office:value="24552554">
            <text:p>24552554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-0.434459686">
            <text:p>-0.43</text:p>
          </table:table-cell>
          <table:table-cell office:value-type="float" office:value="49079734">
            <text:p>49079734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-0.434741348">
            <text:p>-0.43</text:p>
          </table:table-cell>
          <table:table-cell office:value-type="float" office:value="49111556">
            <text:p>49111556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-0.434639841">
            <text:p>-0.43</text:p>
          </table:table-cell>
          <table:table-cell office:value-type="float" office:value="49100090">
            <text:p>49100090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-0.869531929">
            <text:p>-0.87</text:p>
          </table:table-cell>
          <table:table-cell office:value-type="float" office:value="98228676">
            <text:p>98228676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-0.434821695">
            <text:p>-0.43</text:p>
          </table:table-cell>
          <table:table-cell office:value-type="float" office:value="49120632">
            <text:p>49120632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-0.217189774">
            <text:p>-0.22</text:p>
          </table:table-cell>
          <table:table-cell office:value-type="float" office:value="24535342">
            <text:p>24535342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-0.651930153">
            <text:p>-0.65</text:p>
          </table:table-cell>
          <table:table-cell office:value-type="float" office:value="73646788">
            <text:p>73646788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-0.434714586">
            <text:p>-0.43</text:p>
          </table:table-cell>
          <table:table-cell office:value-type="float" office:value="49108532">
            <text:p>49108532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-0.434789687">
            <text:p>-0.43</text:p>
          </table:table-cell>
          <table:table-cell office:value-type="float" office:value="49117014">
            <text:p>49117014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-0.434704214">
            <text:p>-0.43</text:p>
          </table:table-cell>
          <table:table-cell office:value-type="float" office:value="49107360">
            <text:p>49107360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-0.434585184">
            <text:p>-0.43</text:p>
          </table:table-cell>
          <table:table-cell office:value-type="float" office:value="49093910">
            <text:p>49093910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-0.434844285">
            <text:p>-0.43</text:p>
          </table:table-cell>
          <table:table-cell office:value-type="float" office:value="49123186">
            <text:p>49123186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-0.651943684">
            <text:p>-0.65</text:p>
          </table:table-cell>
          <table:table-cell office:value-type="float" office:value="73648312">
            <text:p>73648312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-0.43485266">
            <text:p>-0.43</text:p>
          </table:table-cell>
          <table:table-cell office:value-type="float" office:value="49124128">
            <text:p>49124128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-0.434525967">
            <text:p>-0.43</text:p>
          </table:table-cell>
          <table:table-cell office:value-type="float" office:value="49087224">
            <text:p>49087224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-0.434765548">
            <text:p>-0.43</text:p>
          </table:table-cell>
          <table:table-cell office:value-type="float" office:value="49114286">
            <text:p>49114286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-0.434596777">
            <text:p>-0.43</text:p>
          </table:table-cell>
          <table:table-cell office:value-type="float" office:value="49095226">
            <text:p>49095226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-0.434474915">
            <text:p>-0.43</text:p>
          </table:table-cell>
          <table:table-cell office:value-type="float" office:value="49081454">
            <text:p>49081454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-0.434671074">
            <text:p>-0.43</text:p>
          </table:table-cell>
          <table:table-cell office:value-type="float" office:value="49103618">
            <text:p>49103618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-0.217430994">
            <text:p>-0.22</text:p>
          </table:table-cell>
          <table:table-cell office:value-type="float" office:value="24562592">
            <text:p>24562592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-0.434973478">
            <text:p>-0.43</text:p>
          </table:table-cell>
          <table:table-cell office:value-type="float" office:value="49137776">
            <text:p>49137776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-0.652063549">
            <text:p>-0.65</text:p>
          </table:table-cell>
          <table:table-cell office:value-type="float" office:value="73661858">
            <text:p>73661858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-0.4346053">
            <text:p>-0.43</text:p>
          </table:table-cell>
          <table:table-cell office:value-type="float" office:value="49096186">
            <text:p>49096186</text:p>
          </table:table-cell>
          <table:table-cell>
            <draw:frame table:end-cell-address="Sheet1.H99" table:end-x="1.094cm" table:end-y="0.08cm" draw:z-index="0" draw:style-name="gr1" svg:width="12.061cm" svg:height="9.484cm" svg:x="2.956cm" svg:y="0.08cm">
              <draw:object draw:notify-on-update-of-ranges="Sheet1.A13:Sheet1.A104 Sheet1.B13:Sheet1.B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-0.434642702">
            <text:p>-0.43</text:p>
          </table:table-cell>
          <table:table-cell office:value-type="float" office:value="49100412">
            <text:p>49100412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-0.434392899">
            <text:p>-0.43</text:p>
          </table:table-cell>
          <table:table-cell office:value-type="float" office:value="49072194">
            <text:p>49072194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-0.434784323">
            <text:p>-0.43</text:p>
          </table:table-cell>
          <table:table-cell office:value-type="float" office:value="49116406">
            <text:p>49116406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-0.869500995">
            <text:p>-0.87</text:p>
          </table:table-cell>
          <table:table-cell office:value-type="float" office:value="98225174">
            <text:p>98225174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-0.434737206">
            <text:p>-0.43</text:p>
          </table:table-cell>
          <table:table-cell office:value-type="float" office:value="49111088">
            <text:p>49111088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-0.434782386">
            <text:p>-0.43</text:p>
          </table:table-cell>
          <table:table-cell office:value-type="float" office:value="49116194">
            <text:p>49116194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-0.217389345">
            <text:p>-0.22</text:p>
          </table:table-cell>
          <table:table-cell office:value-type="float" office:value="24557886">
            <text:p>24557886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-0.434581906">
            <text:p>-0.43</text:p>
          </table:table-cell>
          <table:table-cell office:value-type="float" office:value="49093542">
            <text:p>49093542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-0.434746295">
            <text:p>-0.43</text:p>
          </table:table-cell>
          <table:table-cell office:value-type="float" office:value="49112114">
            <text:p>49112114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-0.43465358">
            <text:p>-0.43</text:p>
          </table:table-cell>
          <table:table-cell office:value-type="float" office:value="49101640">
            <text:p>49101640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-0.434789538">
            <text:p>-0.43</text:p>
          </table:table-cell>
          <table:table-cell office:value-type="float" office:value="49117000">
            <text:p>49117000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-0.217317909">
            <text:p>-0.22</text:p>
          </table:table-cell>
          <table:table-cell office:value-type="float" office:value="24549816">
            <text:p>24549816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-0.434914261">
            <text:p>-0.43</text:p>
          </table:table-cell>
          <table:table-cell office:value-type="float" office:value="49131090">
            <text:p>49131090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-0.869325936">
            <text:p>-0.87</text:p>
          </table:table-cell>
          <table:table-cell office:value-type="float" office:value="98205402">
            <text:p>98205402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-0.434775978">
            <text:p>-0.43</text:p>
          </table:table-cell>
          <table:table-cell office:value-type="float" office:value="49115468">
            <text:p>49115468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-0.108762838">
            <text:p>-0.11</text:p>
          </table:table-cell>
          <table:table-cell office:value-type="float" office:value="12286644">
            <text:p>12286644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-0.652226865">
            <text:p>-0.65</text:p>
          </table:table-cell>
          <table:table-cell office:value-type="float" office:value="73680300">
            <text:p>73680300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-0.217310816">
            <text:p>-0.22</text:p>
          </table:table-cell>
          <table:table-cell office:value-type="float" office:value="24549016">
            <text:p>24549016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-0.434928894">
            <text:p>-0.43</text:p>
          </table:table-cell>
          <table:table-cell office:value-type="float" office:value="49132740">
            <text:p>49132740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-0.434922695">
            <text:p>-0.43</text:p>
          </table:table-cell>
          <table:table-cell office:value-type="float" office:value="49132042">
            <text:p>49132042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-0.434828997">
            <text:p>-0.43</text:p>
          </table:table-cell>
          <table:table-cell office:value-type="float" office:value="49121456">
            <text:p>49121456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-0.21745494">
            <text:p>-0.22</text:p>
          </table:table-cell>
          <table:table-cell office:value-type="float" office:value="24565296">
            <text:p>24565296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-0.217373773">
            <text:p>-0.22</text:p>
          </table:table-cell>
          <table:table-cell office:value-type="float" office:value="24556128">
            <text:p>24556128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-0.4347758">
            <text:p>-0.43</text:p>
          </table:table-cell>
          <table:table-cell office:value-type="float" office:value="49115450">
            <text:p>49115450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-0.217257798">
            <text:p>-0.22</text:p>
          </table:table-cell>
          <table:table-cell office:value-type="float" office:value="24543026">
            <text:p>24543026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-0.217446312">
            <text:p>-0.22</text:p>
          </table:table-cell>
          <table:table-cell office:value-type="float" office:value="24564322">
            <text:p>2456432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/11/2009</text:date>, <text:time>00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Arthur Gordon-Wright</dc:creator>
    <dc:date>2009-11-30T00:23:0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2.062cm" svg:height="9.485cm" chart:class="chart:scatter" chart:style-name="ch1">
        <chart:plot-area chart:style-name="ch2" table:cell-range-address="Sheet1.A13:Sheet1.B104" svg:x="0.241cm" svg:y="0.189cm" svg:width="11.579cm" svg:height="9.106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3:Sheet1.B104" chart:class="chart:scatter">
            <chart:domain table:cell-range-address="Sheet1.A13:Sheet1.A104"/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</table:table-cell>
              <table:table-cell office:value-type="float" office:value="0.7071068">
                <text:p>0.7071068</text:p>
              </table:table-cell>
              <table:table-cell office:value-type="float" office:value="-0.170085609">
                <text:p>-0.17008560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2232947">
                <text:p>1.2232947</text:p>
              </table:table-cell>
              <table:table-cell office:value-type="float" office:value="-0.215192318">
                <text:p>-0.215192318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4142136">
                <text:p>1.4142136</text:p>
              </table:table-cell>
              <table:table-cell office:value-type="float" office:value="-0.227726415">
                <text:p>-0.22772641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873833">
                <text:p>1.873833</text:p>
              </table:table-cell>
              <table:table-cell office:value-type="float" office:value="-0.436069429">
                <text:p>-0.43606942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.1213203">
                <text:p>2.1213203</text:p>
              </table:table-cell>
              <table:table-cell office:value-type="float" office:value="-0.215313777">
                <text:p>-0.21531377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.4465895">
                <text:p>2.4465895</text:p>
              </table:table-cell>
              <table:table-cell office:value-type="float" office:value="-0.217502177">
                <text:p>-0.217502177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2.5526555">
                <text:p>2.5526555</text:p>
              </table:table-cell>
              <table:table-cell office:value-type="float" office:value="-0.434237123">
                <text:p>-0.43423712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2.8284271">
                <text:p>2.8284271</text:p>
              </table:table-cell>
              <table:table-cell office:value-type="float" office:value="-0.217765957">
                <text:p>-0.21776595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3.0829856">
                <text:p>3.0829856</text:p>
              </table:table-cell>
              <table:table-cell office:value-type="float" office:value="-0.43460691">
                <text:p>-0.4346069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3.2385491">
                <text:p>3.2385491</text:p>
              </table:table-cell>
              <table:table-cell office:value-type="float" office:value="-0.434928119">
                <text:p>-0.434928119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3.5355339">
                <text:p>3.5355339</text:p>
              </table:table-cell>
              <table:table-cell office:value-type="float" office:value="-0.217322767">
                <text:p>-0.21732276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3.6769553">
                <text:p>3.6769553</text:p>
              </table:table-cell>
              <table:table-cell office:value-type="float" office:value="-0.217291892">
                <text:p>-0.21729189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.7405949">
                <text:p>3.7405949</text:p>
              </table:table-cell>
              <table:table-cell office:value-type="float" office:value="-0.434679031">
                <text:p>-0.43467903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.9385848">
                <text:p>3.9385848</text:p>
              </table:table-cell>
              <table:table-cell office:value-type="float" office:value="-0.434747308">
                <text:p>-0.434747308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4.2426407">
                <text:p>4.2426407</text:p>
              </table:table-cell>
              <table:table-cell office:value-type="float" office:value="-0.217273816">
                <text:p>-0.21727381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.2992092">
                <text:p>4.2992092</text:p>
              </table:table-cell>
              <table:table-cell office:value-type="float" office:value="-0.434731334">
                <text:p>-0.43473133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.4123463">
                <text:p>4.4123463</text:p>
              </table:table-cell>
              <table:table-cell office:value-type="float" office:value="-0.434616059">
                <text:p>-0.43461605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4.6386205">
                <text:p>4.6386205</text:p>
              </table:table-cell>
              <table:table-cell office:value-type="float" office:value="-0.43483302">
                <text:p>-0.4348330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4.90025">
                <text:p>4.90025</text:p>
              </table:table-cell>
              <table:table-cell office:value-type="float" office:value="-0.217236027">
                <text:p>-0.217236027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4.9497475">
                <text:p>4.9497475</text:p>
              </table:table-cell>
              <table:table-cell office:value-type="float" office:value="-0.652134657">
                <text:p>-0.65213465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5.0982399">
                <text:p>5.0982399</text:p>
              </table:table-cell>
              <table:table-cell office:value-type="float" office:value="-0.434840053">
                <text:p>-0.434840053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5.3386562">
                <text:p>5.3386562</text:p>
              </table:table-cell>
              <table:table-cell office:value-type="float" office:value="-0.434799463">
                <text:p>-0.43479946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5.522504">
                <text:p>5.522504</text:p>
              </table:table-cell>
              <table:table-cell office:value-type="float" office:value="-0.434521228">
                <text:p>-0.434521228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5.6144278">
                <text:p>5.6144278</text:p>
              </table:table-cell>
              <table:table-cell office:value-type="float" office:value="-0.434800744">
                <text:p>-0.434800744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5.6568542">
                <text:p>5.6568542</text:p>
              </table:table-cell>
              <table:table-cell office:value-type="float" office:value="-0.21730119">
                <text:p>-0.21730119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5.7912045">
                <text:p>5.7912045</text:p>
              </table:table-cell>
              <table:table-cell office:value-type="float" office:value="-0.434623212">
                <text:p>-0.43462321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.0386919">
                <text:p>6.0386919</text:p>
              </table:table-cell>
              <table:table-cell office:value-type="float" office:value="-0.434677154">
                <text:p>-0.43467715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.1235447">
                <text:p>6.1235447</text:p>
              </table:table-cell>
              <table:table-cell office:value-type="float" office:value="-0.217444971">
                <text:p>-0.217444971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.1659711">
                <text:p>6.1659711</text:p>
              </table:table-cell>
              <table:table-cell office:value-type="float" office:value="-0.434435338">
                <text:p>-0.43443533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.2861793">
                <text:p>6.2861793</text:p>
              </table:table-cell>
              <table:table-cell office:value-type="float" office:value="-0.434887767">
                <text:p>-0.434887767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.363961">
                <text:p>6.363961</text:p>
              </table:table-cell>
              <table:table-cell office:value-type="float" office:value="-0.217421263">
                <text:p>-0.217421263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.4841692">
                <text:p>6.4841692</text:p>
              </table:table-cell>
              <table:table-cell office:value-type="float" office:value="-0.434694648">
                <text:p>-0.43469464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.7457987">
                <text:p>6.7457987</text:p>
              </table:table-cell>
              <table:table-cell office:value-type="float" office:value="-0.869758725">
                <text:p>-0.86975872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.8165094">
                <text:p>6.8165094</text:p>
              </table:table-cell>
              <table:table-cell office:value-type="float" office:value="-0.434782684">
                <text:p>-0.43478268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.9650018">
                <text:p>6.9650018</text:p>
              </table:table-cell>
              <table:table-cell office:value-type="float" office:value="-0.434750617">
                <text:p>-0.43475061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7.0710678">
                <text:p>7.0710678</text:p>
              </table:table-cell>
              <table:table-cell office:value-type="float" office:value="-0.217184693">
                <text:p>-0.217184693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7.1771338">
                <text:p>7.1771338</text:p>
              </table:table-cell>
              <table:table-cell office:value-type="float" office:value="-0.43465808">
                <text:p>-0.4346580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7.3468395">
                <text:p>7.3468395</text:p>
              </table:table-cell>
              <table:table-cell office:value-type="float" office:value="-0.217219979">
                <text:p>-0.217219979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7.3821948">
                <text:p>7.3821948</text:p>
              </table:table-cell>
              <table:table-cell office:value-type="float" office:value="-0.434707344">
                <text:p>-0.434707344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7.4529055">
                <text:p>7.4529055</text:p>
              </table:table-cell>
              <table:table-cell office:value-type="float" office:value="-0.434561104">
                <text:p>-0.434561104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7.4811897">
                <text:p>7.4811897</text:p>
              </table:table-cell>
              <table:table-cell office:value-type="float" office:value="-0.434632242">
                <text:p>-0.434632242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7.6508954">
                <text:p>7.6508954</text:p>
              </table:table-cell>
              <table:table-cell office:value-type="float" office:value="-0.434743792">
                <text:p>-0.434743792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7.7781746">
                <text:p>7.7781746</text:p>
              </table:table-cell>
              <table:table-cell office:value-type="float" office:value="-0.217342138">
                <text:p>-0.21734213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7.8771695">
                <text:p>7.8771695</text:p>
              </table:table-cell>
              <table:table-cell office:value-type="float" office:value="-0.434459686">
                <text:p>-0.43445968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7.9690934">
                <text:p>7.9690934</text:p>
              </table:table-cell>
              <table:table-cell office:value-type="float" office:value="-0.434741348">
                <text:p>-0.434741348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8.032733">
                <text:p>8.032733</text:p>
              </table:table-cell>
              <table:table-cell office:value-type="float" office:value="-0.434639841">
                <text:p>-0.434639841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8.1529412">
                <text:p>8.1529412</text:p>
              </table:table-cell>
              <table:table-cell office:value-type="float" office:value="-0.869531929">
                <text:p>-0.86953192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8.336789">
                <text:p>8.336789</text:p>
              </table:table-cell>
              <table:table-cell office:value-type="float" office:value="-0.434821695">
                <text:p>-0.43482169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8.4852814">
                <text:p>8.4852814</text:p>
              </table:table-cell>
              <table:table-cell office:value-type="float" office:value="-0.217189774">
                <text:p>-0.21718977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8.5701342">
                <text:p>8.5701342</text:p>
              </table:table-cell>
              <table:table-cell office:value-type="float" office:value="-0.651930153">
                <text:p>-0.651930153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8.6054895">
                <text:p>8.6054895</text:p>
              </table:table-cell>
              <table:table-cell office:value-type="float" office:value="-0.434714586">
                <text:p>-0.434714586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8.6903423">
                <text:p>8.6903423</text:p>
              </table:table-cell>
              <table:table-cell office:value-type="float" office:value="-0.434789687">
                <text:p>-0.434789687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8.8317637">
                <text:p>8.8317637</text:p>
              </table:table-cell>
              <table:table-cell office:value-type="float" office:value="-0.434704214">
                <text:p>-0.43470421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8.860048">
                <text:p>8.860048</text:p>
              </table:table-cell>
              <table:table-cell office:value-type="float" office:value="-0.434585184">
                <text:p>-0.434585184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9.0297536">
                <text:p>9.0297536</text:p>
              </table:table-cell>
              <table:table-cell office:value-type="float" office:value="-0.434844285">
                <text:p>-0.434844285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9.1923882">
                <text:p>9.1923882</text:p>
              </table:table-cell>
              <table:table-cell office:value-type="float" office:value="-0.651943684">
                <text:p>-0.651943684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9.2489567">
                <text:p>9.2489567</text:p>
              </table:table-cell>
              <table:table-cell office:value-type="float" office:value="-0.43485266">
                <text:p>-0.43485266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9.2701699">
                <text:p>9.2701699</text:p>
              </table:table-cell>
              <table:table-cell office:value-type="float" office:value="-0.434525967">
                <text:p>-0.43452596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9.3550227">
                <text:p>9.3550227</text:p>
              </table:table-cell>
              <table:table-cell office:value-type="float" office:value="-0.434765548">
                <text:p>-0.434765548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9.5105862">
                <text:p>9.5105862</text:p>
              </table:table-cell>
              <table:table-cell office:value-type="float" office:value="-0.434596777">
                <text:p>-0.434596777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9.5671547">
                <text:p>9.5671547</text:p>
              </table:table-cell>
              <table:table-cell office:value-type="float" office:value="-0.434474915">
                <text:p>-0.434474915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9.7227182">
                <text:p>9.7227182</text:p>
              </table:table-cell>
              <table:table-cell office:value-type="float" office:value="-0.434671074">
                <text:p>-0.43467107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9.8005">
                <text:p>9.8005</text:p>
              </table:table-cell>
              <table:table-cell office:value-type="float" office:value="-0.217430994">
                <text:p>-0.217430994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9.8217132">
                <text:p>9.8217132</text:p>
              </table:table-cell>
              <table:table-cell office:value-type="float" office:value="-0.434973478">
                <text:p>-0.434973478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9.8994949">
                <text:p>9.8994949</text:p>
              </table:table-cell>
              <table:table-cell office:value-type="float" office:value="-0.652063549">
                <text:p>-0.65206354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9.9772767">
                <text:p>9.9772767</text:p>
              </table:table-cell>
              <table:table-cell office:value-type="float" office:value="-0.4346053">
                <text:p>-0.4346053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0.0267742">
                <text:p>10.0267742</text:p>
              </table:table-cell>
              <table:table-cell office:value-type="float" office:value="-0.434642702">
                <text:p>-0.43464270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0.1964798">
                <text:p>10.1964798</text:p>
              </table:table-cell>
              <table:table-cell office:value-type="float" office:value="-0.434392899">
                <text:p>-0.43439289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0.2742615">
                <text:p>10.2742615</text:p>
              </table:table-cell>
              <table:table-cell office:value-type="float" office:value="-0.434784323">
                <text:p>-0.434784323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0.4156829">
                <text:p>10.4156829</text:p>
              </table:table-cell>
              <table:table-cell office:value-type="float" office:value="-0.869500995">
                <text:p>-0.869500995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0.4651804">
                <text:p>10.4651804</text:p>
              </table:table-cell>
              <table:table-cell office:value-type="float" office:value="-0.434737206">
                <text:p>-0.434737206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0.5571042">
                <text:p>10.5571042</text:p>
              </table:table-cell>
              <table:table-cell office:value-type="float" office:value="-0.434782386">
                <text:p>-0.434782386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0.6066017">
                <text:p>10.6066017</text:p>
              </table:table-cell>
              <table:table-cell office:value-type="float" office:value="-0.217389345">
                <text:p>-0.217389345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0.6773124">
                <text:p>10.6773124</text:p>
              </table:table-cell>
              <table:table-cell office:value-type="float" office:value="-0.434581906">
                <text:p>-0.434581906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0.6985256">
                <text:p>10.6985256</text:p>
              </table:table-cell>
              <table:table-cell office:value-type="float" office:value="-0.434746295">
                <text:p>-0.434746295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0.8823734">
                <text:p>10.8823734</text:p>
              </table:table-cell>
              <table:table-cell office:value-type="float" office:value="-0.43465358">
                <text:p>-0.43465358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0.9742972">
                <text:p>10.9742972</text:p>
              </table:table-cell>
              <table:table-cell office:value-type="float" office:value="-0.434789538">
                <text:p>-0.434789538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1.0237947">
                <text:p>11.0237947</text:p>
              </table:table-cell>
              <table:table-cell office:value-type="float" office:value="-0.217317909">
                <text:p>-0.217317909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1.0450079">
                <text:p>11.0450079</text:p>
              </table:table-cell>
              <table:table-cell office:value-type="float" office:value="-0.434914261">
                <text:p>-0.43491426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1.1157186">
                <text:p>11.1157186</text:p>
              </table:table-cell>
              <table:table-cell office:value-type="float" office:value="-0.869325936">
                <text:p>-0.869325936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1.2217846">
                <text:p>11.2217846</text:p>
              </table:table-cell>
              <table:table-cell office:value-type="float" office:value="-0.434775978">
                <text:p>-0.434775978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1.3137085">
                <text:p>11.3137085</text:p>
              </table:table-cell>
              <table:table-cell office:value-type="float" office:value="-0.108762838">
                <text:p>-0.108762838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1.3773481">
                <text:p>11.3773481</text:p>
              </table:table-cell>
              <table:table-cell office:value-type="float" office:value="-0.652226865">
                <text:p>-0.65222686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1.575338">
                <text:p>11.575338</text:p>
              </table:table-cell>
              <table:table-cell office:value-type="float" office:value="-0.217310816">
                <text:p>-0.217310816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1.6389776">
                <text:p>11.6389776</text:p>
              </table:table-cell>
              <table:table-cell office:value-type="float" office:value="-0.434928894">
                <text:p>-0.43492889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1.681404">
                <text:p>11.681404</text:p>
              </table:table-cell>
              <table:table-cell office:value-type="float" office:value="-0.434922695">
                <text:p>-0.434922695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1.7662568">
                <text:p>11.7662568</text:p>
              </table:table-cell>
              <table:table-cell office:value-type="float" office:value="-0.434828997">
                <text:p>-0.434828997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1.8935361">
                <text:p>11.8935361</text:p>
              </table:table-cell>
              <table:table-cell office:value-type="float" office:value="-0.21745494">
                <text:p>-0.21745494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2.2470895">
                <text:p>12.2470895</text:p>
              </table:table-cell>
              <table:table-cell office:value-type="float" office:value="-0.217373773">
                <text:p>-0.217373773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2.2683027">
                <text:p>12.2683027</text:p>
              </table:table-cell>
              <table:table-cell office:value-type="float" office:value="-0.4347758">
                <text:p>-0.4347758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2.3319423">
                <text:p>12.3319423</text:p>
              </table:table-cell>
              <table:table-cell office:value-type="float" office:value="-0.217257798">
                <text:p>-0.217257798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2.8622723">
                <text:p>12.8622723</text:p>
              </table:table-cell>
              <table:table-cell office:value-type="float" office:value="-0.217446312">
                <text:p>-0.217446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